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736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2.594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margin-left="0in" fo:margin-right="0in" fo:text-indent="0in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rrelation Heatmap (Top-Left)</text:h>
      <text:list text:style-name="L1">
        <text:list-item>
          <text:p text:style-name="P1"><text:span text:style-name="Strong_20_Emphasis">What it shows:</text:span> The degree of correlation between returns over different periods (1-day, periodic, weekly, monthly, quarterly, yearly).</text:p>
        </text:list-item>
        <text:list-item>
          <text:p text:style-name="P1"><text:span text:style-name="Strong_20_Emphasis">How to read:</text:span> Each cell shows a number between -1 and 1:</text:p>
          <text:list>
            <text:list-item>
              <text:p text:style-name="P1"><text:span text:style-name="Strong_20_Emphasis">Closer to 1:</text:span> Strong positive correlation; returns move together.</text:p>
            </text:list-item>
            <text:list-item>
              <text:p text:style-name="P1"><text:span text:style-name="Strong_20_Emphasis">Closer to -1:</text:span> Strong negative correlation; returns move in opposite directions.</text:p>
            </text:list-item>
            <text:list-item>
              <text:p text:style-name="P1"><text:span text:style-name="Strong_20_Emphasis">Closer to 0:</text:span> Little or no relationship.</text:p>
            </text:list-item>
          </text:list>
        </text:list-item>
        <text:list-item>
          <text:p text:style-name="P1"><text:span text:style-name="Strong_20_Emphasis">Interpretation:</text:span> For example, if the 1-day and yearly returns have a near-zero or negative value, it means a good/bad day does not reliably predict a good/bad year for a stock. Higher correlations between, say, monthly and quarterly returns suggest more consistency at those scales.</text:p>
        </text:list-item>
        <text:list-item>
          <text:p text:style-name="P1"><text:span text:style-name="Strong_20_Emphasis">Practical use:</text:span> Helps traders understand which timeframes reflect similar trends and which are largely independent; useful for diversification and strategy selection.</text:p>
        </text:list-item>
      </text:list>
      <text:p text:style-name="Horizontal_20_Line"/>
      <text:h text:style-name="Heading_20_2" text:outline-level="2">Short-term vs Long-term Scatterplot (Top-Right)</text:h>
      <text:list text:style-name="L2">
        <text:list-item>
          <text:p text:style-name="P2"><text:span text:style-name="Strong_20_Emphasis">What it shows:</text:span> Each dot = one stock; x-axis is that stock’s return over 1 day, y-axis is its return over 1 year. The red dashed trend line shows the general relationship.</text:p>
        </text:list-item>
        <text:list-item>
          <text:p text:style-name="P2"><text:span text:style-name="Strong_20_Emphasis">How to read:</text:span> If the trend line slopes upward, better days tend to align with better years. If it slopes downward (as in this chart), a good day is weakly or negatively related to a good year—one-day moves do not forecast annual trends.</text:p>
        </text:list-item>
        <text:list-item>
          <text:p text:style-name="P2"><text:span text:style-name="Strong_20_Emphasis">Interpretation:</text:span> The scatter is largely dispersed, meaning that short-term momentum or reversals do not predict long-term performance, and vice versa.</text:p>
        </text:list-item>
        <text:list-item>
          <text:p text:style-name="P2"><text:span text:style-name="Strong_20_Emphasis">Practical use:</text:span> Avoid assuming today’s winners will be this year’s winners; consider separate analyses for distinct timeframes.</text:p>
        </text:list-item>
      </text:list>
      <text:p text:style-name="Horizontal_20_Line"/>
      <text:h text:style-name="Heading_20_2" text:outline-level="2">Monthly vs Quarterly Scatterplot (Bottom-Left)</text:h>
      <text:list text:style-name="L3">
        <text:list-item>
          <text:p text:style-name="P3"><text:span text:style-name="Strong_20_Emphasis">What it shows:</text:span> Each dot is a stock’s recent monthly and quarterly percent return.</text:p>
        </text:list-item>
        <text:list-item>
          <text:p text:style-name="P3"><text:span text:style-name="Strong_20_Emphasis">How to read:</text:span> Clusters show similar trends (positive months tend to coincide with positive quarters). If the points are scattered, it indicates that success over one month doesn’t guarantee success over three months.</text:p>
        </text:list-item>
        <text:list-item>
          <text:p text:style-name="P3"><text:span text:style-name="Strong_20_Emphasis">Interpretation:</text:span> Points lining up diagonally imply persistence; vertical/horizontal spread reveals volatility and inconsistency.</text:p>
        </text:list-item>
      </text:list>
      <text:list text:style-name="L4">
        <text:list-item>
          <text:p text:style-name="P4"><text:span text:style-name="Strong_20_Emphasis">Practical use:</text:span> Use this to gauge time consistency of trends or whether short-term upturns routinely extend to larger periods.</text:p>
        </text:list-item>
      </text:list>
      <text:p text:style-name="Horizontal_20_Line"><text:soft-page-break/></text:p>
      <text:h text:style-name="Heading_20_2" text:outline-level="2">Rankings Across Timeframes (Bottom-Right)</text:h>
      <text:list text:style-name="L5">
        <text:list-item>
          <text:p text:style-name="P5"><text:span text:style-name="Strong_20_Emphasis">What it shows:</text:span> The same set of top-performing stocks, tracking their rank position for each timeframe (1d, period, weekly, etc.).</text:p>
        </text:list-item>
        <text:list-item>
          <text:p text:style-name="P5"><text:span text:style-name="Strong_20_Emphasis">How to read:</text:span> Dots in a vertical line = ranks are consistent across timeframes for a given stock. Dots jumping between positions = a stock’s leadership varies widely depending on timeframe.</text:p>
        </text:list-item>
        <text:list-item>
          <text:p text:style-name="P5"><text:span text:style-name="Strong_20_Emphasis">Interpretation:</text:span> Consistency of ranking across timeframes indicates a robust top performer; large variation means leadership is volatile and time-frame dependent.</text:p>
        </text:list-item>
        <text:list-item>
          <text:p text:style-name="P5"><text:span text:style-name="Strong_20_Emphasis">Practical use:</text:span> Investors looking for reliable long-term leaders should focus on stocks consistently ranked high across multiple periods, while traders may target those whose rank fluctuates most for shorter-term swings.</text:p>
        </text:list-item>
      </text:list>
      <text:p text:style-name="Horizontal_20_Line"/>
      <text:h text:style-name="Heading_20_2" text:outline-level="2">Summary Tabl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hart Panel</text:p>
            </table:table-cell>
            <table:table-cell table:style-name="Table1.A1" office:value-type="string">
              <text:p text:style-name="Table_20_Heading">Best Used To...</text:p>
            </table:table-cell>
            <table:table-cell table:style-name="Table1.A1" office:value-type="string">
              <text:p text:style-name="Table_20_Heading">Key Lesson</text:p>
            </table:table-cell>
          </table:table-row>
        </table:table-header-rows>
        <table:table-row>
          <table:table-cell table:style-name="Table1.A1" office:value-type="string">
            <text:p text:style-name="Table_20_Contents">Correlation Heatmap</text:p>
          </table:table-cell>
          <table:table-cell table:style-name="Table1.A1" office:value-type="string">
            <text:p text:style-name="Table_20_Contents">Find which timeframes move together</text:p>
          </table:table-cell>
          <table:table-cell table:style-name="Table1.A1" office:value-type="string">
            <text:p text:style-name="Table_20_Contents">Diversify across uncorrelated periods</text:p>
          </table:table-cell>
        </table:table-row>
        <table:table-row>
          <table:table-cell table:style-name="Table1.A1" office:value-type="string">
            <text:p text:style-name="Table_20_Contents">1d vs 1y Scatterplot</text:p>
          </table:table-cell>
          <table:table-cell table:style-name="Table1.A1" office:value-type="string">
            <text:p text:style-name="Table_20_Contents">Evaluate short-to-long-term predictivity</text:p>
          </table:table-cell>
          <table:table-cell table:style-name="Table1.A1" office:value-type="string">
            <text:p text:style-name="Table_20_Contents">Short-term gains don’t forecast years</text:p>
          </table:table-cell>
        </table:table-row>
        <table:table-row>
          <table:table-cell table:style-name="Table1.A1" office:value-type="string">
            <text:p text:style-name="Table_20_Contents">Monthly vs Quarterly</text:p>
          </table:table-cell>
          <table:table-cell table:style-name="Table1.A1" office:value-type="string">
            <text:p text:style-name="Table_20_Contents">Check if trends persist or reverse</text:p>
          </table:table-cell>
          <table:table-cell table:style-name="Table1.A1" office:value-type="string">
            <text:p text:style-name="Table_20_Contents">Trend-persistence or mean-reversion</text:p>
          </table:table-cell>
        </table:table-row>
        <table:table-row>
          <table:table-cell table:style-name="Table1.A1" office:value-type="string">
            <text:p text:style-name="Table_20_Contents">Ranking Dot Plot</text:p>
          </table:table-cell>
          <table:table-cell table:style-name="Table1.A1" office:value-type="string">
            <text:p text:style-name="Table_20_Contents">Track consistency of leaders</text:p>
          </table:table-cell>
          <table:table-cell table:style-name="Table1.A1" office:value-type="string">
            <text:p text:style-name="Table_20_Contents">Seek robust or contrarian opportunities</text:p>
          </table:table-cell>
        </table:table-row>
      </table:table>
      <text:p text:style-name="P6">Each chart helps reveal whether trading/holding strategies should focus on persistent leaders or adapt quickly to changing momentum, and cautions against assuming that short-term wins will translate to long-term outperformanc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7.2$Linux_X86_64 LibreOffice_project/420$Build-2</meta:generator>
    <dc:date>2025-09-19T07:30:16.233898304</dc:date>
    <meta:editing-duration>PT7S</meta:editing-duration>
    <meta:editing-cycles>1</meta:editing-cycles>
    <meta:document-statistic meta:table-count="1" meta:image-count="0" meta:object-count="0" meta:page-count="2" meta:paragraph-count="40" meta:word-count="537" meta:character-count="3561" meta:non-whitespace-character-count="3084"/>
  </office:meta>
</office:document-meta>
</file>